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162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95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00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4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175cm"/>
    </style:style>
    <style:style style:name="gr7" style:family="graphic" style:parent-style-name="objectwithoutfill">
      <style:graphic-properties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draw:stroke="solid" draw:stroke-dash="Ultrafine_20_Dashed"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Ultrafine_20_Dashed"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Ultra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draw:stroke="dash" draw:stroke-dash="Fine_20_Dashed"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draw:stroke="solid" draw:stroke-dash="Fine_20_Dashed" svg:stroke-width="0.053cm" svg:stroke-color="#8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800000" draw:fill="none" draw:fill-color="#ffffff" draw:textarea-horizontal-align="left" draw:auto-grow-height="true" draw:auto-grow-width="true" fo:min-height="0.234cm" fo:min-width="0.977cm"/>
    </style:style>
    <style:style style:name="gr14" style:family="graphic" style:parent-style-name="standard">
      <style:graphic-properties draw:stroke="none" svg:stroke-color="#000000" draw:fill="none" draw:fill-color="#ffffff" fo:min-height="0.467cm"/>
    </style:style>
    <style:style style:name="gr15" style:family="graphic" style:parent-style-name="standard">
      <style:graphic-properties draw:stroke="none" svg:stroke-color="#000000" draw:fill="none" draw:fill-color="#ffffff" fo:min-height="0.349cm"/>
    </style:style>
    <style:style style:name="gr16" style:family="graphic" style:parent-style-name="objectwithoutfill">
      <style:graphic-properties draw:marker-end="Symmetric_20_Arrow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2.051cm"/>
    </style:style>
    <style:style style:name="gr18" style:family="graphic" style:parent-style-name="objectwithoutfill">
      <style:graphic-properties draw:stroke="dash" draw:stroke-dash="Ultrafine_20_Dashed"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svg:stroke-width="0.028cm" svg:stroke-color="#333333" draw:marker-start="Symmetric_20_Arrow" draw:marker-start-width="0.342cm" draw:marker-end="Symmetric_20_Arrow" draw:marker-end-width="0.342cm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1.76cm"/>
    </style:style>
    <style:style style:name="gr21" style:family="graphic" style:parent-style-name="objectwithoutfill">
      <style:graphic-properties draw:stroke="dash" draw:stroke-dash="Ultrafine_20_Dashed" svg:stroke-width="0.053cm" svg:stroke-color="#7f00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draw:fill="none" draw:textarea-vertical-align="middle" draw:auto-grow-height="false" fo:min-height="0.883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65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42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422cm"/>
    </style:style>
    <style:style style:name="gr26" style:family="graphic" style:parent-style-name="standard">
      <style:graphic-properties draw:stroke="none" svg:stroke-color="#000000" draw:fill="none" draw:fill-color="#ffffff" fo:min-height="0.697cm"/>
    </style:style>
    <style:style style:name="gr27" style:family="graphic" style:parent-style-name="standard">
      <style:graphic-properties draw:fill="none" draw:textarea-vertical-align="middle" draw:auto-grow-height="false" fo:min-height="0.882cm" fo:min-width="0cm"/>
    </style:style>
    <style:style style:name="gr28" style:family="graphic" style:parent-style-name="objectwithoutfill">
      <style:graphic-properties draw:stroke="dash" draw:stroke-dash="Ultrafine_20_Dashed" svg:stroke-width="0.053cm" svg:stroke-color="#ff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fo:min-height="0.41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0.823cm"/>
    </style:style>
    <style:style style:name="gr32" style:family="graphic" style:parent-style-name="objectwithoutfill">
      <style:graphic-properties draw:stroke="dash" draw:stroke-dash="Ultrafine_20_Dashed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7cm" fo:min-width="1.393cm"/>
    </style:style>
    <style:style style:name="gr34" style:family="graphic" style:parent-style-name="objectwithoutfill">
      <style:graphic-properties draw:marker-start="Rounded_20_short_20_Arrow" draw:marker-end="Symmetric_20_Arrow" draw:fill="none" draw:textarea-vertical-align="middle"/>
    </style:style>
    <style:style style:name="gr35" style:family="graphic" style:parent-style-name="objectwithoutfill">
      <style:graphic-properties draw:stroke="dash" draw:stroke-dash="Ultrafine_20_Dashed" svg:stroke-width="0.028cm" svg:stroke-color="#7f00ff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645cm"/>
    </style:style>
    <style:style style:name="gr37" style:family="graphic" style:parent-style-name="objectwithoutfill">
      <style:graphic-properties svg:stroke-width="0.053cm" svg:stroke-color="#007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8" style:family="graphic" style:parent-style-name="objectwithoutfill">
      <style:graphic-properties draw:stroke="dash" draw:stroke-dash="Fine_20_Dashed" svg:stroke-width="0.053cm" svg:stroke-color="#007fff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draw:stroke="dash" draw:stroke-dash="Ultrafine_20_Dashed" svg:stroke-width="0.018cm" svg:stroke-color="#333333" draw:marker-start-width="0.227cm" draw:marker-end-width="0.227cm" draw:fill="none" draw:textarea-vertical-align="middle" fo:padding-top="0.134cm" fo:padding-bottom="0.134cm" fo:padding-left="0.259cm" fo:padding-right="0.259cm"/>
    </style:style>
    <style:style style:name="P1" style:family="paragraph">
      <loext:graphic-properties draw:fill="none" draw:fill-color="#ffffff"/>
      <style:text-properties fo:font-size="7pt" style:font-size-asian="10pt" style:font-size-complex="10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6pt" style:font-size-asian="6pt" style:font-size-complex="6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5pt" style:font-size-asian="5pt" style:font-size-complex="5pt"/>
    </style:style>
    <style:style style:name="T1" style:family="text">
      <style:text-properties fo:font-size="7pt" style:font-size-asian="10pt" style:font-size-complex="10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7pt" style:font-size-asian="7pt" style:font-size-complex="7pt"/>
    </style:style>
    <style:style style:name="T6" style:family="text">
      <style:text-properties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62cm" svg:height="0.522cm" svg:x="0.854cm" svg:y="13.919cm">
          <draw:text-box>
            <text:p><text:span text:style-name="T1">CL</text:span><text:span text:style-name="T1">K_</text:span><text:span text:style-name="T1">CM</text:span><text:span text:style-name="T1">P</text:span></text:p>
          </draw:text-box>
        </draw:frame>
        <draw:line draw:style-name="gr2" draw:text-style-name="P2" draw:layer="layout" svg:x1="0.942cm" svg:y1="13.381cm" svg:x2="20.606cm" svg:y2="13.381cm">
          <text:p/>
        </draw:line>
        <draw:frame draw:style-name="gr3" draw:text-style-name="P1" draw:layer="layout" svg:width="1.459cm" svg:height="0.522cm" svg:x="0.865cm" svg:y="15.165cm">
          <draw:text-box>
            <text:p><text:span text:style-name="T1">CLK_SR</text:span></text:p>
          </draw:text-box>
        </draw:frame>
        <draw:line draw:style-name="gr2" draw:text-style-name="P2" draw:layer="layout" svg:x1="0.943cm" svg:y1="14.579cm" svg:x2="20.607cm" svg:y2="14.579cm">
          <text:p/>
        </draw:line>
        <draw:line draw:style-name="gr2" draw:text-style-name="P2" draw:layer="layout" svg:x1="0.941cm" svg:y1="15.844cm" svg:x2="20.605cm" svg:y2="15.844cm">
          <text:p/>
        </draw:line>
        <draw:frame draw:style-name="gr4" draw:text-style-name="P1" draw:layer="layout" svg:width="1.501cm" svg:height="0.522cm" svg:x="0.783cm" svg:y="12.832cm">
          <draw:text-box>
            <text:p><text:span text:style-name="T1">SAMPLE</text:span></text:p>
          </draw:text-box>
        </draw:frame>
        <draw:line draw:style-name="gr2" draw:text-style-name="P2" draw:layer="layout" svg:x1="0.946cm" svg:y1="3.154cm" svg:x2="20.61cm" svg:y2="3.154cm">
          <text:p/>
        </draw:line>
        <draw:frame draw:style-name="gr5" draw:text-style-name="P1" draw:layer="layout" svg:width="0.98cm" svg:height="0.522cm" svg:x="1.248cm" svg:y="2.651cm">
          <draw:text-box>
            <text:p><text:span text:style-name="T1">CLK</text:span></text:p>
          </draw:text-box>
        </draw:frame>
        <draw:line draw:style-name="gr2" draw:text-style-name="P2" draw:layer="layout" svg:x1="0.944cm" svg:y1="17.175cm" svg:x2="20.608cm" svg:y2="17.175cm">
          <text:p/>
        </draw:line>
        <draw:frame draw:style-name="gr6" draw:text-style-name="P1" draw:layer="layout" svg:width="1.675cm" svg:height="0.522cm" svg:x="0.869cm" svg:y="16.296cm">
          <draw:text-box>
            <text:p><text:span text:style-name="T1">ADC_OUT</text:span></text:p>
          </draw:text-box>
        </draw:frame>
        <draw:g>
          <draw:line draw:style-name="gr7" draw:text-style-name="P2" draw:layer="layout" svg:x1="3.756cm" svg:y1="2.459cm" svg:x2="4.182cm" svg:y2="2.459cm">
            <text:p/>
          </draw:line>
          <draw:line draw:style-name="gr7" draw:text-style-name="P2" draw:layer="layout" svg:x1="4.182cm" svg:y1="3.056cm" svg:x2="4.182cm" svg:y2="2.459cm">
            <text:p/>
          </draw:line>
          <draw:line draw:style-name="gr7" draw:text-style-name="P2" draw:layer="layout" svg:x1="4.608cm" svg:y1="3.056cm" svg:x2="4.182cm" svg:y2="3.056cm">
            <text:p/>
          </draw:line>
          <draw:line draw:style-name="gr7" draw:text-style-name="P2" draw:layer="layout" svg:x1="3.762cm" svg:y1="3.057cm" svg:x2="3.762cm" svg:y2="2.46cm">
            <text:p/>
          </draw:line>
        </draw:g>
        <draw:g>
          <draw:line draw:style-name="gr7" draw:text-style-name="P2" draw:layer="layout" svg:x1="4.595cm" svg:y1="2.459cm" svg:x2="5.021cm" svg:y2="2.459cm">
            <text:p/>
          </draw:line>
          <draw:line draw:style-name="gr7" draw:text-style-name="P2" draw:layer="layout" svg:x1="5.021cm" svg:y1="3.056cm" svg:x2="5.021cm" svg:y2="2.459cm">
            <text:p/>
          </draw:line>
          <draw:line draw:style-name="gr7" draw:text-style-name="P2" draw:layer="layout" svg:x1="5.447cm" svg:y1="3.056cm" svg:x2="5.021cm" svg:y2="3.056cm">
            <text:p/>
          </draw:line>
          <draw:line draw:style-name="gr7" draw:text-style-name="P2" draw:layer="layout" svg:x1="4.601cm" svg:y1="3.057cm" svg:x2="4.601cm" svg:y2="2.46cm">
            <text:p/>
          </draw:line>
        </draw:g>
        <draw:line draw:style-name="gr8" draw:text-style-name="P2" draw:layer="layout" svg:x1="5.434cm" svg:y1="2.459cm" svg:x2="5.86cm" svg:y2="2.459cm">
          <text:p/>
        </draw:line>
        <draw:line draw:style-name="gr8" draw:text-style-name="P2" draw:layer="layout" svg:x1="5.86cm" svg:y1="3.056cm" svg:x2="5.86cm" svg:y2="2.459cm">
          <text:p/>
        </draw:line>
        <draw:line draw:style-name="gr7" draw:text-style-name="P2" draw:layer="layout" svg:x1="6.286cm" svg:y1="3.056cm" svg:x2="5.86cm" svg:y2="3.056cm">
          <text:p/>
        </draw:line>
        <draw:line draw:style-name="gr7" draw:text-style-name="P2" draw:layer="layout" svg:x1="5.44cm" svg:y1="3.057cm" svg:x2="5.44cm" svg:y2="2.46cm">
          <text:p/>
        </draw:line>
        <draw:g>
          <draw:line draw:style-name="gr9" draw:text-style-name="P2" draw:layer="layout" svg:x1="6.273cm" svg:y1="2.459cm" svg:x2="6.699cm" svg:y2="2.459cm">
            <text:p/>
          </draw:line>
          <draw:line draw:style-name="gr9" draw:text-style-name="P2" draw:layer="layout" svg:x1="6.699cm" svg:y1="3.056cm" svg:x2="6.699cm" svg:y2="2.459cm">
            <text:p/>
          </draw:line>
          <draw:line draw:style-name="gr9" draw:text-style-name="P2" draw:layer="layout" svg:x1="7.125cm" svg:y1="3.056cm" svg:x2="6.699cm" svg:y2="3.056cm">
            <text:p/>
          </draw:line>
          <draw:line draw:style-name="gr9" draw:text-style-name="P2" draw:layer="layout" svg:x1="6.279cm" svg:y1="3.057cm" svg:x2="6.279cm" svg:y2="2.46cm">
            <text:p/>
          </draw:line>
        </draw:g>
        <draw:g>
          <draw:line draw:style-name="gr7" draw:text-style-name="P2" draw:layer="layout" svg:x1="7.112cm" svg:y1="2.459cm" svg:x2="7.538cm" svg:y2="2.459cm">
            <text:p/>
          </draw:line>
          <draw:line draw:style-name="gr7" draw:text-style-name="P2" draw:layer="layout" svg:x1="7.539cm" svg:y1="3.056cm" svg:x2="7.539cm" svg:y2="2.459cm">
            <text:p/>
          </draw:line>
          <draw:line draw:style-name="gr7" draw:text-style-name="P2" draw:layer="layout" svg:x1="7.965cm" svg:y1="3.056cm" svg:x2="7.539cm" svg:y2="3.056cm">
            <text:p/>
          </draw:line>
          <draw:line draw:style-name="gr7" draw:text-style-name="P2" draw:layer="layout" svg:x1="7.119cm" svg:y1="3.057cm" svg:x2="7.119cm" svg:y2="2.46cm">
            <text:p/>
          </draw:line>
        </draw:g>
        <draw:g>
          <draw:line draw:style-name="gr7" draw:text-style-name="P2" draw:layer="layout" svg:x1="7.95cm" svg:y1="2.459cm" svg:x2="8.376cm" svg:y2="2.459cm">
            <text:p/>
          </draw:line>
          <draw:line draw:style-name="gr7" draw:text-style-name="P2" draw:layer="layout" svg:x1="8.377cm" svg:y1="3.056cm" svg:x2="8.377cm" svg:y2="2.459cm">
            <text:p/>
          </draw:line>
          <draw:line draw:style-name="gr7" draw:text-style-name="P2" draw:layer="layout" svg:x1="8.803cm" svg:y1="3.056cm" svg:x2="8.377cm" svg:y2="3.056cm">
            <text:p/>
          </draw:line>
          <draw:line draw:style-name="gr7" draw:text-style-name="P2" draw:layer="layout" svg:x1="7.958cm" svg:y1="3.057cm" svg:x2="7.958cm" svg:y2="2.46cm">
            <text:p/>
          </draw:line>
        </draw:g>
        <draw:g>
          <draw:line draw:style-name="gr7" draw:text-style-name="P2" draw:layer="layout" svg:x1="8.79cm" svg:y1="2.459cm" svg:x2="9.216cm" svg:y2="2.459cm">
            <text:p/>
          </draw:line>
          <draw:line draw:style-name="gr7" draw:text-style-name="P2" draw:layer="layout" svg:x1="9.216cm" svg:y1="3.056cm" svg:x2="9.216cm" svg:y2="2.459cm">
            <text:p/>
          </draw:line>
          <draw:line draw:style-name="gr7" draw:text-style-name="P2" draw:layer="layout" svg:x1="9.642cm" svg:y1="3.056cm" svg:x2="9.216cm" svg:y2="3.056cm">
            <text:p/>
          </draw:line>
          <draw:line draw:style-name="gr7" draw:text-style-name="P2" draw:layer="layout" svg:x1="8.797cm" svg:y1="3.057cm" svg:x2="8.797cm" svg:y2="2.46cm">
            <text:p/>
          </draw:line>
        </draw:g>
        <draw:g>
          <draw:line draw:style-name="gr7" draw:text-style-name="P2" draw:layer="layout" svg:x1="9.629cm" svg:y1="2.459cm" svg:x2="10.055cm" svg:y2="2.459cm">
            <text:p/>
          </draw:line>
          <draw:line draw:style-name="gr7" draw:text-style-name="P2" draw:layer="layout" svg:x1="10.055cm" svg:y1="3.056cm" svg:x2="10.055cm" svg:y2="2.459cm">
            <text:p/>
          </draw:line>
          <draw:line draw:style-name="gr7" draw:text-style-name="P2" draw:layer="layout" svg:x1="10.481cm" svg:y1="3.056cm" svg:x2="10.055cm" svg:y2="3.056cm">
            <text:p/>
          </draw:line>
          <draw:line draw:style-name="gr7" draw:text-style-name="P2" draw:layer="layout" svg:x1="9.636cm" svg:y1="3.057cm" svg:x2="9.636cm" svg:y2="2.46cm">
            <text:p/>
          </draw:line>
        </draw:g>
        <draw:g>
          <draw:line draw:style-name="gr7" draw:text-style-name="P2" draw:layer="layout" svg:x1="10.468cm" svg:y1="2.459cm" svg:x2="10.894cm" svg:y2="2.459cm">
            <text:p/>
          </draw:line>
          <draw:line draw:style-name="gr7" draw:text-style-name="P2" draw:layer="layout" svg:x1="10.894cm" svg:y1="3.056cm" svg:x2="10.894cm" svg:y2="2.459cm">
            <text:p/>
          </draw:line>
          <draw:line draw:style-name="gr7" draw:text-style-name="P2" draw:layer="layout" svg:x1="11.32cm" svg:y1="3.056cm" svg:x2="10.894cm" svg:y2="3.056cm">
            <text:p/>
          </draw:line>
          <draw:line draw:style-name="gr7" draw:text-style-name="P2" draw:layer="layout" svg:x1="10.475cm" svg:y1="3.057cm" svg:x2="10.475cm" svg:y2="2.46cm">
            <text:p/>
          </draw:line>
        </draw:g>
        <draw:g>
          <draw:line draw:style-name="gr7" draw:text-style-name="P2" draw:layer="layout" svg:x1="11.307cm" svg:y1="2.459cm" svg:x2="11.733cm" svg:y2="2.459cm">
            <text:p/>
          </draw:line>
          <draw:line draw:style-name="gr7" draw:text-style-name="P2" draw:layer="layout" svg:x1="11.733cm" svg:y1="3.056cm" svg:x2="11.733cm" svg:y2="2.459cm">
            <text:p/>
          </draw:line>
          <draw:line draw:style-name="gr7" draw:text-style-name="P2" draw:layer="layout" svg:x1="12.159cm" svg:y1="3.056cm" svg:x2="11.733cm" svg:y2="3.056cm">
            <text:p/>
          </draw:line>
          <draw:line draw:style-name="gr7" draw:text-style-name="P2" draw:layer="layout" svg:x1="11.314cm" svg:y1="3.057cm" svg:x2="11.314cm" svg:y2="2.46cm">
            <text:p/>
          </draw:line>
        </draw:g>
        <draw:g>
          <draw:line draw:style-name="gr7" draw:text-style-name="P2" draw:layer="layout" svg:x1="12.146cm" svg:y1="2.459cm" svg:x2="12.572cm" svg:y2="2.459cm">
            <text:p/>
          </draw:line>
          <draw:line draw:style-name="gr7" draw:text-style-name="P2" draw:layer="layout" svg:x1="12.572cm" svg:y1="3.056cm" svg:x2="12.572cm" svg:y2="2.459cm">
            <text:p/>
          </draw:line>
          <draw:line draw:style-name="gr7" draw:text-style-name="P2" draw:layer="layout" svg:x1="12.998cm" svg:y1="3.056cm" svg:x2="12.572cm" svg:y2="3.056cm">
            <text:p/>
          </draw:line>
          <draw:line draw:style-name="gr7" draw:text-style-name="P2" draw:layer="layout" svg:x1="12.153cm" svg:y1="3.057cm" svg:x2="12.153cm" svg:y2="2.46cm">
            <text:p/>
          </draw:line>
        </draw:g>
        <draw:g>
          <draw:line draw:style-name="gr7" draw:text-style-name="P2" draw:layer="layout" svg:x1="12.985cm" svg:y1="2.459cm" svg:x2="13.411cm" svg:y2="2.459cm">
            <text:p/>
          </draw:line>
          <draw:line draw:style-name="gr7" draw:text-style-name="P2" draw:layer="layout" svg:x1="13.411cm" svg:y1="3.056cm" svg:x2="13.411cm" svg:y2="2.459cm">
            <text:p/>
          </draw:line>
          <draw:line draw:style-name="gr7" draw:text-style-name="P2" draw:layer="layout" svg:x1="13.837cm" svg:y1="3.056cm" svg:x2="13.411cm" svg:y2="3.056cm">
            <text:p/>
          </draw:line>
          <draw:line draw:style-name="gr7" draw:text-style-name="P2" draw:layer="layout" svg:x1="12.992cm" svg:y1="3.057cm" svg:x2="12.992cm" svg:y2="2.46cm">
            <text:p/>
          </draw:line>
        </draw:g>
        <draw:g>
          <draw:line draw:style-name="gr7" draw:text-style-name="P2" draw:layer="layout" svg:x1="13.824cm" svg:y1="2.459cm" svg:x2="14.25cm" svg:y2="2.459cm">
            <text:p/>
          </draw:line>
          <draw:line draw:style-name="gr7" draw:text-style-name="P2" draw:layer="layout" svg:x1="14.25cm" svg:y1="3.056cm" svg:x2="14.25cm" svg:y2="2.459cm">
            <text:p/>
          </draw:line>
          <draw:line draw:style-name="gr7" draw:text-style-name="P2" draw:layer="layout" svg:x1="14.676cm" svg:y1="3.056cm" svg:x2="14.25cm" svg:y2="3.056cm">
            <text:p/>
          </draw:line>
          <draw:line draw:style-name="gr7" draw:text-style-name="P2" draw:layer="layout" svg:x1="13.83cm" svg:y1="3.057cm" svg:x2="13.83cm" svg:y2="2.46cm">
            <text:p/>
          </draw:line>
        </draw:g>
        <draw:g>
          <draw:line draw:style-name="gr9" draw:text-style-name="P2" draw:layer="layout" svg:x1="14.663cm" svg:y1="2.459cm" svg:x2="15.089cm" svg:y2="2.459cm">
            <text:p/>
          </draw:line>
          <draw:line draw:style-name="gr9" draw:text-style-name="P2" draw:layer="layout" svg:x1="15.089cm" svg:y1="3.056cm" svg:x2="15.089cm" svg:y2="2.459cm">
            <text:p/>
          </draw:line>
          <draw:line draw:style-name="gr9" draw:text-style-name="P2" draw:layer="layout" svg:x1="15.515cm" svg:y1="3.056cm" svg:x2="15.089cm" svg:y2="3.056cm">
            <text:p/>
          </draw:line>
          <draw:line draw:style-name="gr9" draw:text-style-name="P2" draw:layer="layout" svg:x1="14.669cm" svg:y1="3.057cm" svg:x2="14.669cm" svg:y2="2.46cm">
            <text:p/>
          </draw:line>
        </draw:g>
        <draw:g>
          <draw:line draw:style-name="gr9" draw:text-style-name="P2" draw:layer="layout" svg:x1="15.502cm" svg:y1="2.459cm" svg:x2="15.928cm" svg:y2="2.459cm">
            <text:p/>
          </draw:line>
          <draw:line draw:style-name="gr9" draw:text-style-name="P2" draw:layer="layout" svg:x1="15.929cm" svg:y1="3.056cm" svg:x2="15.929cm" svg:y2="2.459cm">
            <text:p/>
          </draw:line>
          <draw:line draw:style-name="gr9" draw:text-style-name="P2" draw:layer="layout" svg:x1="16.355cm" svg:y1="3.056cm" svg:x2="15.929cm" svg:y2="3.056cm">
            <text:p/>
          </draw:line>
          <draw:line draw:style-name="gr9" draw:text-style-name="P2" draw:layer="layout" svg:x1="15.508cm" svg:y1="3.057cm" svg:x2="15.508cm" svg:y2="2.46cm">
            <text:p/>
          </draw:line>
        </draw:g>
        <draw:line draw:style-name="gr9" draw:text-style-name="P2" draw:layer="layout" svg:x1="2.908cm" svg:y1="3.056cm" svg:x2="2.482cm" svg:y2="3.056cm">
          <text:p/>
        </draw:line>
        <draw:g>
          <draw:line draw:style-name="gr7" draw:text-style-name="P2" draw:layer="layout" svg:x1="2.895cm" svg:y1="2.459cm" svg:x2="3.321cm" svg:y2="2.459cm">
            <text:p/>
          </draw:line>
          <draw:line draw:style-name="gr7" draw:text-style-name="P2" draw:layer="layout" svg:x1="3.321cm" svg:y1="3.056cm" svg:x2="3.321cm" svg:y2="2.459cm">
            <text:p/>
          </draw:line>
          <draw:line draw:style-name="gr7" draw:text-style-name="P2" draw:layer="layout" svg:x1="3.747cm" svg:y1="3.056cm" svg:x2="3.321cm" svg:y2="3.056cm">
            <text:p/>
          </draw:line>
          <draw:line draw:style-name="gr7" draw:text-style-name="P2" draw:layer="layout" svg:x1="2.902cm" svg:y1="3.057cm" svg:x2="2.902cm" svg:y2="2.46cm">
            <text:p/>
          </draw:line>
        </draw:g>
        <draw:line draw:style-name="gr10" draw:text-style-name="P2" draw:layer="layout" svg:x1="3.794cm" svg:y1="9.665cm" svg:x2="3.794cm" svg:y2="2.016cm">
          <text:p/>
        </draw:line>
        <draw:line draw:style-name="gr7" draw:text-style-name="P2" draw:layer="layout" svg:x1="4.344cm" svg:y1="12.692cm" svg:x2="8.166cm" svg:y2="12.692cm">
          <text:p/>
        </draw:line>
        <draw:line draw:style-name="gr7" draw:text-style-name="P2" draw:layer="layout" svg:x1="8.166cm" svg:y1="12.692cm" svg:x2="8.166cm" svg:y2="13.289cm">
          <text:p/>
        </draw:line>
        <draw:line draw:style-name="gr7" draw:text-style-name="P2" draw:layer="layout" svg:x1="17.985cm" svg:y1="13.267cm" svg:x2="8.112cm" svg:y2="13.319cm">
          <text:p/>
        </draw:line>
        <draw:line draw:style-name="gr7" draw:text-style-name="P2" draw:layer="layout" svg:x1="4.327cm" svg:y1="12.687cm" svg:x2="4.327cm" svg:y2="13.284cm">
          <text:p/>
        </draw:line>
        <draw:line draw:style-name="gr11" draw:text-style-name="P2" draw:layer="layout" svg:x1="4.302cm" svg:y1="13.304cm" svg:x2="1.899cm" svg:y2="13.304cm">
          <text:p/>
        </draw:line>
        <draw:g>
          <draw:line draw:style-name="gr7" draw:text-style-name="P2" draw:layer="layout" svg:x1="9.408cm" svg:y1="13.856cm" svg:x2="10.375cm" svg:y2="13.856cm">
            <text:p/>
          </draw:line>
          <draw:line draw:style-name="gr7" draw:text-style-name="P2" draw:layer="layout" svg:x1="10.374cm" svg:y1="14.453cm" svg:x2="10.374cm" svg:y2="13.856cm">
            <text:p/>
          </draw:line>
          <draw:line draw:style-name="gr7" draw:text-style-name="P2" draw:layer="layout" svg:x1="11.341cm" svg:y1="14.454cm" svg:x2="10.374cm" svg:y2="14.454cm">
            <text:p/>
          </draw:line>
          <draw:line draw:style-name="gr7" draw:text-style-name="P2" draw:layer="layout" svg:x1="9.423cm" svg:y1="14.454cm" svg:x2="9.423cm" svg:y2="13.857cm">
            <text:p/>
          </draw:line>
        </draw:g>
        <draw:line draw:style-name="gr12" draw:text-style-name="P2" draw:layer="layout" svg:x1="9.382cm" svg:y1="14.462cm" svg:x2="4.055cm" svg:y2="14.454cm">
          <text:p/>
        </draw:line>
        <draw:line draw:style-name="gr11" draw:text-style-name="P2" draw:layer="layout" svg:x1="4.683cm" svg:y1="14.455cm" svg:x2="2.061cm" svg:y2="14.455cm">
          <text:p/>
        </draw:line>
        <draw:line draw:style-name="gr12" draw:text-style-name="P2" draw:layer="layout" svg:x1="10.017cm" svg:y1="15.605cm" svg:x2="3.355cm" svg:y2="15.639cm">
          <text:p/>
        </draw:line>
        <draw:line draw:style-name="gr11" draw:text-style-name="P2" draw:layer="layout" svg:x1="10.525cm" svg:y1="16.621cm" svg:x2="2.257cm" svg:y2="16.673cm">
          <text:p/>
        </draw:line>
        <draw:g>
          <draw:line draw:style-name="gr7" draw:text-style-name="P2" draw:layer="layout" svg:x1="10.483cm" svg:y1="16.684cm" svg:x2="11.072cm" svg:y2="16.395cm">
            <text:p/>
          </draw:line>
          <draw:line draw:style-name="gr7" draw:text-style-name="P2" draw:layer="layout" svg:x1="11.065cm" svg:y1="16.983cm" svg:x2="10.476cm" svg:y2="16.694cm">
            <text:p/>
          </draw:line>
          <draw:line draw:style-name="gr7" draw:text-style-name="P2" draw:layer="layout" svg:x1="11.072cm" svg:y1="16.395cm" svg:x2="11.856cm" svg:y2="16.395cm">
            <text:p/>
          </draw:line>
          <draw:line draw:style-name="gr7" draw:text-style-name="P2" draw:layer="layout" svg:x1="11.072cm" svg:y1="16.992cm" svg:x2="11.856cm" svg:y2="16.992cm">
            <text:p/>
          </draw:line>
          <draw:line draw:style-name="gr7" draw:text-style-name="P2" draw:layer="layout" svg:x1="12.454cm" svg:y1="16.685cm" svg:x2="11.865cm" svg:y2="16.396cm">
            <text:p/>
          </draw:line>
          <draw:line draw:style-name="gr7" draw:text-style-name="P2" draw:layer="layout" svg:x1="11.872cm" svg:y1="16.983cm" svg:x2="12.461cm" svg:y2="16.694cm">
            <text:p/>
          </draw:line>
        </draw:g>
        <draw:frame draw:style-name="gr13" draw:text-style-name="P3" draw:layer="layout" svg:width="1.477cm" svg:height="0.484cm" svg:x="11.027cm" svg:y="16.417cm">
          <draw:text-box>
            <text:p><text:span text:style-name="T2">B10</text:span></text:p>
          </draw:text-box>
        </draw:frame>
        <draw:line draw:style-name="gr11" draw:text-style-name="P2" draw:layer="layout" svg:x1="19.796cm" svg:y1="16.748cm" svg:x2="14.462cm" svg:y2="16.748cm">
          <text:p/>
        </draw:line>
        <draw:line draw:style-name="gr11" draw:text-style-name="P2" draw:layer="layout" svg:x1="18.691cm" svg:y1="13.192cm" svg:x2="18.018cm" svg:y2="13.192cm">
          <text:p/>
        </draw:line>
        <draw:frame draw:style-name="gr14" draw:text-style-name="P4" draw:layer="layout" svg:width="3.103cm" svg:height="0.717cm" svg:x="4.885cm" svg:y="1.493cm">
          <draw:text-box>
            <text:p><text:span text:style-name="T3">T</text:span><text:span text:style-name="T3">=</text:span><text:span text:style-name="T3">3</text:span><text:span text:style-name="T3">4</text:span><text:span text:style-name="T3">x</text:span><text:span text:style-name="T3">c</text:span><text:span text:style-name="T3">l</text:span><text:span text:style-name="T3">k</text:span></text:p>
          </draw:text-box>
        </draw:frame>
        <draw:frame draw:style-name="gr15" draw:text-style-name="P5" draw:layer="layout" svg:width="3.764cm" svg:height="0.599cm" svg:x="1.681cm" svg:y="18.78cm">
          <draw:text-box>
            <text:p><text:span text:style-name="T4">Effective SEQ-Start</text:span></text:p>
          </draw:text-box>
        </draw:frame>
        <draw:line draw:style-name="gr16" draw:text-style-name="P2" draw:layer="layout" svg:x1="2.916cm" svg:y1="2.791cm" svg:x2="2.916cm" svg:y2="2.672cm">
          <text:p/>
        </draw:line>
        <draw:line draw:style-name="gr16" draw:text-style-name="P2" draw:layer="layout" svg:x1="3.762cm" svg:y1="2.751cm" svg:x2="3.762cm" svg:y2="2.632cm">
          <text:p/>
        </draw:line>
        <draw:line draw:style-name="gr16" draw:text-style-name="P2" draw:layer="layout" svg:x1="5.455cm" svg:y1="2.751cm" svg:x2="5.455cm" svg:y2="2.632cm">
          <text:p/>
        </draw:line>
        <draw:line draw:style-name="gr16" draw:text-style-name="P2" draw:layer="layout" svg:x1="4.609cm" svg:y1="2.751cm" svg:x2="4.609cm" svg:y2="2.632cm">
          <text:p/>
        </draw:line>
        <draw:frame draw:style-name="gr17" draw:text-style-name="P1" draw:layer="layout" svg:width="2.551cm" svg:height="0.597cm" svg:x="0.746cm" svg:y="6.461cm">
          <draw:text-box>
            <text:p><text:span text:style-name="T1">EN</text:span><text:span text:style-name="T1">_S</text:span><text:span text:style-name="T1">EQ</text:span><text:span text:style-name="T1">_S</text:span><text:span text:style-name="T1">YN</text:span><text:span text:style-name="T1">C</text:span></text:p>
          </draw:text-box>
        </draw:frame>
        <draw:line draw:style-name="gr7" draw:text-style-name="P2" draw:layer="layout" svg:x1="2.616cm" svg:y1="6.336cm" svg:x2="18.263cm" svg:y2="6.336cm">
          <text:p/>
        </draw:line>
        <draw:line draw:style-name="gr10" draw:text-style-name="P2" draw:layer="layout" svg:x1="3.333cm" svg:y1="2.075cm" svg:x2="3.333cm" svg:y2="7.584cm">
          <text:p/>
        </draw:line>
        <draw:line draw:style-name="gr18" draw:text-style-name="P2" draw:layer="layout" svg:x1="2.905cm" svg:y1="18.272cm" svg:x2="2.904cm" svg:y2="1.824cm">
          <text:p/>
        </draw:line>
        <draw:line draw:style-name="gr19" draw:text-style-name="P6" draw:layer="layout" svg:x1="3.032cm" svg:y1="2.016cm" svg:x2="18.024cm" svg:y2="1.989cm">
          <text:p/>
        </draw:line>
        <draw:line draw:style-name="gr2" draw:text-style-name="P2" draw:layer="layout" svg:x1="0.944cm" svg:y1="5.936cm" svg:x2="20.608cm" svg:y2="5.936cm">
          <text:p/>
        </draw:line>
        <draw:frame draw:style-name="gr20" draw:text-style-name="P7" draw:layer="layout" svg:width="2.26cm" svg:height="1.064cm" svg:x="0.996cm" svg:y="4.812cm">
          <draw:text-box>
            <text:p><text:span text:style-name="T5">CLK_SPI</text:span></text:p>
            <text:p><text:span text:style-name="T5">(180° shift from </text:span></text:p>
            <text:p><text:span text:style-name="T5">CLK_DIV_2)</text:span></text:p>
          </draw:text-box>
        </draw:frame>
        <draw:g>
          <draw:line draw:style-name="gr7" draw:text-style-name="P2" draw:layer="layout" svg:x1="5.438cm" svg:y1="5.248cm" svg:x2="4.602cm" svg:y2="5.248cm">
            <text:p/>
          </draw:line>
          <draw:line draw:style-name="gr7" draw:text-style-name="P2" draw:layer="layout" svg:x1="4.602cm" svg:y1="5.845cm" svg:x2="4.602cm" svg:y2="5.248cm">
            <text:p/>
          </draw:line>
          <draw:line draw:style-name="gr7" draw:text-style-name="P2" draw:layer="layout" svg:x1="3.766cm" svg:y1="5.846cm" svg:x2="4.602cm" svg:y2="5.846cm">
            <text:p/>
          </draw:line>
          <draw:line draw:style-name="gr7" draw:text-style-name="P2" draw:layer="layout" svg:x1="5.425cm" svg:y1="5.846cm" svg:x2="5.425cm" svg:y2="5.249cm">
            <text:p/>
          </draw:line>
        </draw:g>
        <draw:g>
          <draw:line draw:style-name="gr7" draw:text-style-name="P2" draw:layer="layout" svg:x1="7.111cm" svg:y1="5.248cm" svg:x2="6.275cm" svg:y2="5.248cm">
            <text:p/>
          </draw:line>
          <draw:line draw:style-name="gr7" draw:text-style-name="P2" draw:layer="layout" svg:x1="6.275cm" svg:y1="5.845cm" svg:x2="6.275cm" svg:y2="5.248cm">
            <text:p/>
          </draw:line>
          <draw:line draw:style-name="gr7" draw:text-style-name="P2" draw:layer="layout" svg:x1="5.439cm" svg:y1="5.846cm" svg:x2="6.275cm" svg:y2="5.846cm">
            <text:p/>
          </draw:line>
          <draw:line draw:style-name="gr7" draw:text-style-name="P2" draw:layer="layout" svg:x1="7.098cm" svg:y1="5.846cm" svg:x2="7.098cm" svg:y2="5.249cm">
            <text:p/>
          </draw:line>
        </draw:g>
        <draw:line draw:style-name="gr7" draw:text-style-name="P2" draw:layer="layout" svg:x1="10.431cm" svg:y1="5.248cm" svg:x2="9.595cm" svg:y2="5.248cm">
          <text:p/>
        </draw:line>
        <draw:line draw:style-name="gr7" draw:text-style-name="P2" draw:layer="layout" svg:x1="9.595cm" svg:y1="5.845cm" svg:x2="9.595cm" svg:y2="5.248cm">
          <text:p/>
        </draw:line>
        <draw:line draw:style-name="gr11" draw:text-style-name="P2" draw:layer="layout" svg:x1="7.059cm" svg:y1="5.846cm" svg:x2="7.895cm" svg:y2="5.846cm">
          <text:p/>
        </draw:line>
        <draw:line draw:style-name="gr7" draw:text-style-name="P2" draw:layer="layout" svg:x1="10.418cm" svg:y1="5.846cm" svg:x2="10.418cm" svg:y2="5.249cm">
          <text:p/>
        </draw:line>
        <draw:g>
          <draw:line draw:style-name="gr7" draw:text-style-name="P2" draw:layer="layout" svg:x1="12.104cm" svg:y1="5.248cm" svg:x2="11.268cm" svg:y2="5.248cm">
            <text:p/>
          </draw:line>
          <draw:line draw:style-name="gr7" draw:text-style-name="P2" draw:layer="layout" svg:x1="11.268cm" svg:y1="5.845cm" svg:x2="11.268cm" svg:y2="5.248cm">
            <text:p/>
          </draw:line>
          <draw:line draw:style-name="gr7" draw:text-style-name="P2" draw:layer="layout" svg:x1="10.432cm" svg:y1="5.846cm" svg:x2="11.268cm" svg:y2="5.846cm">
            <text:p/>
          </draw:line>
          <draw:line draw:style-name="gr7" draw:text-style-name="P2" draw:layer="layout" svg:x1="12.091cm" svg:y1="5.846cm" svg:x2="12.091cm" svg:y2="5.249cm">
            <text:p/>
          </draw:line>
        </draw:g>
        <draw:line draw:style-name="gr16" draw:text-style-name="P2" draw:layer="layout" svg:x1="4.603cm" svg:y1="5.488cm" svg:x2="4.603cm" svg:y2="5.369cm">
          <text:p/>
        </draw:line>
        <draw:line draw:style-name="gr16" draw:text-style-name="P2" draw:layer="layout" svg:x1="6.296cm" svg:y1="5.541cm" svg:x2="6.296cm" svg:y2="5.422cm">
          <text:p/>
        </draw:line>
        <draw:line draw:style-name="gr16" draw:text-style-name="P2" draw:layer="layout" svg:x1="9.595cm" svg:y1="5.541cm" svg:x2="9.595cm" svg:y2="5.422cm">
          <text:p/>
        </draw:line>
        <draw:g>
          <draw:line draw:style-name="gr7" draw:text-style-name="P2" draw:layer="layout" svg:x1="16.372cm" svg:y1="2.46cm" svg:x2="16.798cm" svg:y2="2.46cm">
            <text:p/>
          </draw:line>
          <draw:line draw:style-name="gr7" draw:text-style-name="P2" draw:layer="layout" svg:x1="16.798cm" svg:y1="3.057cm" svg:x2="16.798cm" svg:y2="2.46cm">
            <text:p/>
          </draw:line>
          <draw:line draw:style-name="gr7" draw:text-style-name="P2" draw:layer="layout" svg:x1="17.224cm" svg:y1="3.057cm" svg:x2="16.798cm" svg:y2="3.057cm">
            <text:p/>
          </draw:line>
          <draw:line draw:style-name="gr7" draw:text-style-name="P2" draw:layer="layout" svg:x1="16.378cm" svg:y1="3.058cm" svg:x2="16.378cm" svg:y2="2.461cm">
            <text:p/>
          </draw:line>
        </draw:g>
        <draw:g>
          <draw:line draw:style-name="gr7" draw:text-style-name="P2" draw:layer="layout" svg:x1="17.211cm" svg:y1="2.46cm" svg:x2="17.637cm" svg:y2="2.46cm">
            <text:p/>
          </draw:line>
          <draw:line draw:style-name="gr7" draw:text-style-name="P2" draw:layer="layout" svg:x1="17.637cm" svg:y1="3.057cm" svg:x2="17.637cm" svg:y2="2.46cm">
            <text:p/>
          </draw:line>
          <draw:line draw:style-name="gr7" draw:text-style-name="P2" draw:layer="layout" svg:x1="18.063cm" svg:y1="3.057cm" svg:x2="17.637cm" svg:y2="3.057cm">
            <text:p/>
          </draw:line>
          <draw:line draw:style-name="gr7" draw:text-style-name="P2" draw:layer="layout" svg:x1="17.217cm" svg:y1="3.058cm" svg:x2="17.217cm" svg:y2="2.461cm">
            <text:p/>
          </draw:line>
        </draw:g>
        <draw:g>
          <draw:line draw:style-name="gr7" draw:text-style-name="P2" draw:layer="layout" svg:x1="18.05cm" svg:y1="2.46cm" svg:x2="18.476cm" svg:y2="2.46cm">
            <text:p/>
          </draw:line>
          <draw:line draw:style-name="gr7" draw:text-style-name="P2" draw:layer="layout" svg:x1="18.476cm" svg:y1="3.057cm" svg:x2="18.476cm" svg:y2="2.46cm">
            <text:p/>
          </draw:line>
          <draw:line draw:style-name="gr7" draw:text-style-name="P2" draw:layer="layout" svg:x1="18.902cm" svg:y1="3.057cm" svg:x2="18.476cm" svg:y2="3.057cm">
            <text:p/>
          </draw:line>
          <draw:line draw:style-name="gr7" draw:text-style-name="P2" draw:layer="layout" svg:x1="18.056cm" svg:y1="3.058cm" svg:x2="18.056cm" svg:y2="2.461cm">
            <text:p/>
          </draw:line>
        </draw:g>
        <draw:line draw:style-name="gr21" draw:text-style-name="P2" draw:layer="layout" svg:x1="18.024cm" svg:y1="1.63cm" svg:x2="18.018cm" svg:y2="17.51cm">
          <text:p/>
        </draw:line>
        <draw:line draw:style-name="gr16" draw:text-style-name="P2" draw:layer="layout" svg:x1="18.058cm" svg:y1="2.804cm" svg:x2="18.058cm" svg:y2="2.685cm">
          <text:p/>
        </draw:line>
        <draw:line draw:style-name="gr11" draw:text-style-name="P2" draw:layer="layout" svg:x1="18.885cm" svg:y1="6.324cm" svg:x2="18.288cm" svg:y2="6.324cm">
          <text:p/>
        </draw:line>
        <draw:line draw:style-name="gr11" draw:text-style-name="P2" draw:layer="layout" svg:x1="20.304cm" svg:y1="6.334cm" svg:x2="18.289cm" svg:y2="6.324cm">
          <text:p/>
        </draw:line>
        <draw:custom-shape draw:style-name="gr22" draw:text-style-name="P2" draw:layer="layout" svg:width="0.359cm" svg:height="1.195cm" draw:transform="rotate (-1.5706217938697) translate (3.54cm 18.399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0" draw:text-style-name="P2" draw:layer="layout" svg:x1="7.155cm" svg:y1="1.75cm" svg:x2="7.155cm" svg:y2="12.363cm">
          <text:p/>
        </draw:line>
        <draw:line draw:style-name="gr2" draw:text-style-name="P2" draw:layer="layout" svg:x1="1.067cm" svg:y1="12.026cm" svg:x2="20.731cm" svg:y2="12.026cm">
          <text:p/>
        </draw:line>
        <draw:frame draw:style-name="gr23" draw:text-style-name="P1" draw:layer="layout" svg:width="1.158cm" svg:height="0.522cm" svg:x="0.868cm" svg:y="11.404cm">
          <draw:text-box draw:corner-radius="0.132cm">
            <text:p><text:span text:style-name="T1">R</text:span><text:span text:style-name="T1">S</text:span><text:span text:style-name="T1">T</text:span><text:span text:style-name="T1">B</text:span></text:p>
          </draw:text-box>
        </draw:frame>
        <draw:line draw:style-name="gr7" draw:text-style-name="P2" draw:layer="layout" svg:x1="4.291cm" svg:y1="11.948cm" svg:x2="7.449cm" svg:y2="11.948cm">
          <text:p/>
        </draw:line>
        <draw:line draw:style-name="gr7" draw:text-style-name="P2" draw:layer="layout" svg:x1="7.449cm" svg:y1="11.975cm" svg:x2="7.449cm" svg:y2="11.378cm">
          <text:p/>
        </draw:line>
        <draw:line draw:style-name="gr7" draw:text-style-name="P2" draw:layer="layout" svg:x1="18.145cm" svg:y1="11.319cm" svg:x2="7.477cm" svg:y2="11.32cm">
          <text:p/>
        </draw:line>
        <draw:line draw:style-name="gr16" draw:text-style-name="P2" draw:layer="layout" svg:x1="7.148cm" svg:y1="2.804cm" svg:x2="7.148cm" svg:y2="2.685cm">
          <text:p/>
        </draw:line>
        <draw:line draw:style-name="gr11" draw:text-style-name="P2" draw:layer="layout" svg:x1="18.615cm" svg:y1="11.287cm" svg:x2="18.018cm" svg:y2="11.287cm">
          <text:p/>
        </draw:line>
        <draw:frame draw:style-name="gr24" draw:text-style-name="P1" draw:layer="layout" svg:width="0.921cm" svg:height="0.522cm" svg:x="2.651cm" svg:y="1.367cm">
          <draw:text-box>
            <text:p><text:span text:style-name="T1">1</text:span></text:p>
          </draw:text-box>
        </draw:frame>
        <draw:frame draw:style-name="gr25" draw:text-style-name="P1" draw:layer="layout" svg:width="0.922cm" svg:height="0.522cm" svg:x="6.812cm" svg:y="1.254cm">
          <draw:text-box>
            <text:p><text:span text:style-name="T1">9</text:span></text:p>
          </draw:text-box>
        </draw:frame>
        <draw:line draw:style-name="gr10" draw:text-style-name="P2" draw:layer="layout" svg:x1="8.001cm" svg:y1="1.751cm" svg:x2="7.985cm" svg:y2="13.573cm">
          <text:p/>
        </draw:line>
        <draw:frame draw:style-name="gr25" draw:text-style-name="P1" draw:layer="layout" svg:width="0.922cm" svg:height="0.522cm" svg:x="7.659cm" svg:y="1.254cm">
          <draw:text-box>
            <text:p><text:span text:style-name="T1">1</text:span><text:span text:style-name="T1">0</text:span></text:p>
          </draw:text-box>
        </draw:frame>
        <draw:line draw:style-name="gr10" draw:text-style-name="P2" draw:layer="layout" svg:x1="8.755cm" svg:y1="1.752cm" svg:x2="8.747cm" svg:y2="16.24cm">
          <text:p/>
        </draw:line>
        <draw:frame draw:style-name="gr25" draw:text-style-name="P1" draw:layer="layout" svg:width="0.922cm" svg:height="0.522cm" svg:x="8.411cm" svg:y="1.254cm">
          <draw:text-box>
            <text:p><text:span text:style-name="T1">11</text:span></text:p>
          </draw:text-box>
        </draw:frame>
        <draw:line draw:style-name="gr10" draw:text-style-name="P2" draw:layer="layout" svg:x1="9.663cm" svg:y1="1.87cm" svg:x2="9.636cm" svg:y2="16.113cm">
          <text:p/>
        </draw:line>
        <draw:g>
          <draw:line draw:style-name="gr7" draw:text-style-name="P2" draw:layer="layout" svg:x1="11.289cm" svg:y1="13.856cm" svg:x2="12.256cm" svg:y2="13.856cm">
            <text:p/>
          </draw:line>
          <draw:line draw:style-name="gr7" draw:text-style-name="P2" draw:layer="layout" svg:x1="12.255cm" svg:y1="14.453cm" svg:x2="12.255cm" svg:y2="13.856cm">
            <text:p/>
          </draw:line>
          <draw:line draw:style-name="gr7" draw:text-style-name="P2" draw:layer="layout" svg:x1="13.222cm" svg:y1="14.454cm" svg:x2="12.255cm" svg:y2="14.454cm">
            <text:p/>
          </draw:line>
          <draw:line draw:style-name="gr7" draw:text-style-name="P2" draw:layer="layout" svg:x1="11.304cm" svg:y1="14.454cm" svg:x2="11.304cm" svg:y2="13.857cm">
            <text:p/>
          </draw:line>
        </draw:g>
        <draw:line draw:style-name="gr7" draw:text-style-name="P2" draw:layer="layout" svg:x1="13.17cm" svg:y1="13.856cm" svg:x2="14.137cm" svg:y2="13.856cm">
          <text:p/>
        </draw:line>
        <draw:line draw:style-name="gr7" draw:text-style-name="P2" draw:layer="layout" svg:x1="14.136cm" svg:y1="14.453cm" svg:x2="14.136cm" svg:y2="13.856cm">
          <text:p/>
        </draw:line>
        <draw:line draw:style-name="gr9" draw:text-style-name="P2" draw:layer="layout" svg:x1="15.356cm" svg:y1="14.436cm" svg:x2="14.257cm" svg:y2="14.436cm">
          <text:p/>
        </draw:line>
        <draw:line draw:style-name="gr7" draw:text-style-name="P2" draw:layer="layout" svg:x1="13.185cm" svg:y1="14.454cm" svg:x2="13.185cm" svg:y2="13.857cm">
          <text:p/>
        </draw:line>
        <draw:frame draw:style-name="gr24" draw:text-style-name="P1" draw:layer="layout" svg:width="0.921cm" svg:height="0.522cm" svg:x="9.339cm" svg:y="1.254cm">
          <draw:text-box>
            <text:p><text:span text:style-name="T1">1</text:span><text:span text:style-name="T1">2</text:span></text:p>
          </draw:text-box>
        </draw:frame>
        <draw:g>
          <draw:line draw:style-name="gr7" draw:text-style-name="P2" draw:layer="layout" svg:x1="9.971cm" svg:y1="15.05cm" svg:x2="10.938cm" svg:y2="15.05cm">
            <text:p/>
          </draw:line>
          <draw:line draw:style-name="gr7" draw:text-style-name="P2" draw:layer="layout" svg:x1="10.937cm" svg:y1="15.647cm" svg:x2="10.937cm" svg:y2="15.05cm">
            <text:p/>
          </draw:line>
          <draw:line draw:style-name="gr7" draw:text-style-name="P2" draw:layer="layout" svg:x1="11.904cm" svg:y1="15.647cm" svg:x2="10.937cm" svg:y2="15.647cm">
            <text:p/>
          </draw:line>
          <draw:line draw:style-name="gr7" draw:text-style-name="P2" draw:layer="layout" svg:x1="9.986cm" svg:y1="15.648cm" svg:x2="9.986cm" svg:y2="15.051cm">
            <text:p/>
          </draw:line>
        </draw:g>
        <draw:g>
          <draw:line draw:style-name="gr7" draw:text-style-name="P2" draw:layer="layout" svg:x1="11.852cm" svg:y1="15.05cm" svg:x2="12.819cm" svg:y2="15.05cm">
            <text:p/>
          </draw:line>
          <draw:line draw:style-name="gr7" draw:text-style-name="P2" draw:layer="layout" svg:x1="12.818cm" svg:y1="15.647cm" svg:x2="12.818cm" svg:y2="15.05cm">
            <text:p/>
          </draw:line>
          <draw:line draw:style-name="gr7" draw:text-style-name="P2" draw:layer="layout" svg:x1="13.785cm" svg:y1="15.647cm" svg:x2="12.818cm" svg:y2="15.647cm">
            <text:p/>
          </draw:line>
          <draw:line draw:style-name="gr7" draw:text-style-name="P2" draw:layer="layout" svg:x1="11.867cm" svg:y1="15.648cm" svg:x2="11.867cm" svg:y2="15.051cm">
            <text:p/>
          </draw:line>
        </draw:g>
        <draw:g>
          <draw:line draw:style-name="gr7" draw:text-style-name="P2" draw:layer="layout" svg:x1="15.968cm" svg:y1="15.05cm" svg:x2="16.935cm" svg:y2="15.05cm">
            <text:p/>
          </draw:line>
          <draw:line draw:style-name="gr7" draw:text-style-name="P2" draw:layer="layout" svg:x1="16.935cm" svg:y1="15.647cm" svg:x2="16.935cm" svg:y2="15.05cm">
            <text:p/>
          </draw:line>
          <draw:line draw:style-name="gr7" draw:text-style-name="P2" draw:layer="layout" svg:x1="17.902cm" svg:y1="15.647cm" svg:x2="16.935cm" svg:y2="15.647cm">
            <text:p/>
          </draw:line>
          <draw:line draw:style-name="gr7" draw:text-style-name="P2" draw:layer="layout" svg:x1="15.983cm" svg:y1="15.648cm" svg:x2="15.983cm" svg:y2="15.051cm">
            <text:p/>
          </draw:line>
        </draw:g>
        <draw:line draw:style-name="gr10" draw:text-style-name="P2" draw:layer="layout" svg:x1="9.388cm" svg:y1="18cm" svg:x2="9.382cm" svg:y2="13.7cm">
          <text:p/>
        </draw:line>
        <draw:g>
          <draw:line draw:style-name="gr7" draw:text-style-name="P2" draw:layer="layout" svg:x1="12.458cm" svg:y1="16.685cm" svg:x2="13.047cm" svg:y2="16.396cm">
            <text:p/>
          </draw:line>
          <draw:line draw:style-name="gr7" draw:text-style-name="P2" draw:layer="layout" svg:x1="13.04cm" svg:y1="16.984cm" svg:x2="12.451cm" svg:y2="16.695cm">
            <text:p/>
          </draw:line>
          <draw:line draw:style-name="gr7" draw:text-style-name="P2" draw:layer="layout" svg:x1="13.047cm" svg:y1="16.396cm" svg:x2="13.831cm" svg:y2="16.396cm">
            <text:p/>
          </draw:line>
          <draw:line draw:style-name="gr7" draw:text-style-name="P2" draw:layer="layout" svg:x1="13.047cm" svg:y1="16.993cm" svg:x2="13.831cm" svg:y2="16.993cm">
            <text:p/>
          </draw:line>
          <draw:line draw:style-name="gr7" draw:text-style-name="P2" draw:layer="layout" svg:x1="14.429cm" svg:y1="16.686cm" svg:x2="13.84cm" svg:y2="16.397cm">
            <text:p/>
          </draw:line>
          <draw:line draw:style-name="gr7" draw:text-style-name="P2" draw:layer="layout" svg:x1="13.847cm" svg:y1="16.984cm" svg:x2="14.436cm" svg:y2="16.695cm">
            <text:p/>
          </draw:line>
        </draw:g>
        <draw:frame draw:style-name="gr13" draw:text-style-name="P3" draw:layer="layout" svg:width="1.477cm" svg:height="0.484cm" svg:x="13.002cm" svg:y="16.417cm">
          <draw:text-box>
            <text:p><text:span text:style-name="T2">B09</text:span></text:p>
          </draw:text-box>
        </draw:frame>
        <draw:line draw:style-name="gr10" draw:text-style-name="P2" draw:layer="layout" svg:x1="10.496cm" svg:y1="13.599cm" svg:x2="10.525cm" svg:y2="18.018cm">
          <text:p/>
        </draw:line>
        <draw:line draw:style-name="gr10" draw:text-style-name="P2" draw:layer="layout" svg:x1="17.178cm" svg:y1="1.631cm" svg:x2="17.178cm" svg:y2="15.2cm">
          <text:p/>
        </draw:line>
        <draw:frame draw:style-name="gr24" draw:text-style-name="P1" draw:layer="layout" svg:width="0.921cm" svg:height="0.522cm" svg:x="16.863cm" svg:y="1.254cm">
          <draw:text-box>
            <text:p><text:span text:style-name="T1">33</text:span></text:p>
          </draw:text-box>
        </draw:frame>
        <draw:g>
          <draw:line draw:style-name="gr7" draw:text-style-name="P2" draw:layer="layout" svg:x1="15.39cm" svg:y1="13.882cm" svg:x2="16.357cm" svg:y2="13.882cm">
            <text:p/>
          </draw:line>
          <draw:line draw:style-name="gr7" draw:text-style-name="P2" draw:layer="layout" svg:x1="16.357cm" svg:y1="14.479cm" svg:x2="16.357cm" svg:y2="13.882cm">
            <text:p/>
          </draw:line>
          <draw:line draw:style-name="gr7" draw:text-style-name="P2" draw:layer="layout" svg:x1="17.324cm" svg:y1="14.479cm" svg:x2="16.357cm" svg:y2="14.479cm">
            <text:p/>
          </draw:line>
          <draw:line draw:style-name="gr7" draw:text-style-name="P2" draw:layer="layout" svg:x1="15.405cm" svg:y1="14.48cm" svg:x2="15.405cm" svg:y2="13.883cm">
            <text:p/>
          </draw:line>
        </draw:g>
        <draw:line draw:style-name="gr16" draw:text-style-name="P2" draw:layer="layout" svg:x1="9.393cm" svg:y1="14.224cm" svg:x2="9.393cm" svg:y2="14.105cm">
          <text:p/>
        </draw:line>
        <draw:line draw:style-name="gr16" draw:text-style-name="P2" draw:layer="layout" svg:x1="11.274cm" svg:y1="14.277cm" svg:x2="11.274cm" svg:y2="14.158cm">
          <text:p/>
        </draw:line>
        <draw:line draw:style-name="gr16" draw:text-style-name="P2" draw:layer="layout" svg:x1="13.155cm" svg:y1="14.237cm" svg:x2="13.155cm" svg:y2="14.118cm">
          <text:p/>
        </draw:line>
        <draw:line draw:style-name="gr7" draw:text-style-name="P2" draw:layer="layout" svg:x1="17.879cm" svg:y1="14.479cm" svg:x2="16.912cm" svg:y2="14.479cm">
          <text:p/>
        </draw:line>
        <draw:frame draw:style-name="gr25" draw:text-style-name="P1" draw:layer="layout" svg:width="0.922cm" svg:height="0.522cm" svg:x="17.709cm" svg:y="1.254cm">
          <draw:text-box>
            <text:p><text:span text:style-name="T1">34</text:span></text:p>
          </draw:text-box>
        </draw:frame>
        <draw:line draw:style-name="gr9" draw:text-style-name="P2" draw:layer="layout" svg:x1="15.119cm" svg:y1="15.63cm" svg:x2="13.733cm" svg:y2="15.63cm">
          <text:p/>
        </draw:line>
        <draw:line draw:style-name="gr7" draw:text-style-name="P2" draw:layer="layout" svg:x1="15.968cm" svg:y1="15.648cm" svg:x2="15.001cm" svg:y2="15.648cm">
          <text:p/>
        </draw:line>
        <draw:line draw:style-name="gr10" draw:text-style-name="P2" draw:layer="layout" svg:x1="14.656cm" svg:y1="1.78cm" svg:x2="14.656cm" svg:y2="16.209cm">
          <text:p/>
        </draw:line>
        <draw:line draw:style-name="gr16" draw:text-style-name="P2" draw:layer="layout" svg:x1="15.413cm" svg:y1="14.29cm" svg:x2="15.413cm" svg:y2="14.171cm">
          <text:p/>
        </draw:line>
        <draw:frame draw:style-name="gr26" draw:text-style-name="P5" draw:layer="layout" svg:width="2.388cm" svg:height="0.947cm" svg:x="17.069cm" svg:y="17.802cm">
          <draw:text-box>
            <text:p><text:span text:style-name="T4">End SEQ</text:span></text:p>
            <text:p><text:span text:style-name="T4">and RE-Start</text:span></text:p>
          </draw:text-box>
        </draw:frame>
        <draw:custom-shape draw:style-name="gr27" draw:text-style-name="P2" draw:layer="layout" svg:width="0.358cm" svg:height="1.194cm" draw:transform="rotate (-1.5706217938697) translate (18.621cm 17.49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g>
          <draw:line draw:style-name="gr7" draw:text-style-name="P2" draw:layer="layout" svg:x1="13.797cm" svg:y1="5.248cm" svg:x2="12.961cm" svg:y2="5.248cm">
            <text:p/>
          </draw:line>
          <draw:line draw:style-name="gr7" draw:text-style-name="P2" draw:layer="layout" svg:x1="12.961cm" svg:y1="5.845cm" svg:x2="12.961cm" svg:y2="5.248cm">
            <text:p/>
          </draw:line>
          <draw:line draw:style-name="gr7" draw:text-style-name="P2" draw:layer="layout" svg:x1="12.125cm" svg:y1="5.846cm" svg:x2="12.961cm" svg:y2="5.846cm">
            <text:p/>
          </draw:line>
          <draw:line draw:style-name="gr7" draw:text-style-name="P2" draw:layer="layout" svg:x1="13.784cm" svg:y1="5.846cm" svg:x2="13.784cm" svg:y2="5.249cm">
            <text:p/>
          </draw:line>
        </draw:g>
        <draw:g>
          <draw:line draw:style-name="gr7" draw:text-style-name="P2" draw:layer="layout" svg:x1="15.49cm" svg:y1="5.248cm" svg:x2="14.654cm" svg:y2="5.248cm">
            <text:p/>
          </draw:line>
          <draw:line draw:style-name="gr7" draw:text-style-name="P2" draw:layer="layout" svg:x1="14.654cm" svg:y1="5.845cm" svg:x2="14.654cm" svg:y2="5.248cm">
            <text:p/>
          </draw:line>
          <draw:line draw:style-name="gr7" draw:text-style-name="P2" draw:layer="layout" svg:x1="13.817cm" svg:y1="5.846cm" svg:x2="14.653cm" svg:y2="5.846cm">
            <text:p/>
          </draw:line>
          <draw:line draw:style-name="gr7" draw:text-style-name="P2" draw:layer="layout" svg:x1="15.477cm" svg:y1="5.846cm" svg:x2="15.477cm" svg:y2="5.249cm">
            <text:p/>
          </draw:line>
        </draw:g>
        <draw:line draw:style-name="gr16" draw:text-style-name="P2" draw:layer="layout" svg:x1="11.261cm" svg:y1="5.64cm" svg:x2="11.261cm" svg:y2="5.464cm">
          <text:p/>
        </draw:line>
        <draw:line draw:style-name="gr16" draw:text-style-name="P2" draw:layer="layout" svg:x1="12.955cm" svg:y1="5.664cm" svg:x2="12.955cm" svg:y2="5.488cm">
          <text:p/>
        </draw:line>
        <draw:line draw:style-name="gr28" draw:text-style-name="P2" draw:layer="layout" svg:x1="12.176cm" svg:y1="5.883cm" svg:x2="12.176cm" svg:y2="18.787cm">
          <text:p/>
        </draw:line>
        <draw:frame draw:style-name="gr29" draw:text-style-name="P5" draw:layer="layout" svg:width="3.685cm" svg:height="0.668cm" svg:x="10.396cm" svg:y="19.202cm">
          <draw:text-box>
            <text:p><text:span text:style-name="T4">Read out (SPI _ CLK)</text:span></text:p>
          </draw:text-box>
        </draw:frame>
        <draw:custom-shape draw:style-name="gr22" draw:text-style-name="P2" draw:layer="layout" svg:width="0.358cm" svg:height="1.195cm" draw:transform="rotate (-1.5706217938697) translate (12.76cm 18.7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16" draw:text-style-name="P2" draw:layer="layout" svg:x1="9.977cm" svg:y1="15.465cm" svg:x2="9.963cm" svg:y2="15.17cm">
          <text:p/>
        </draw:line>
        <draw:line draw:style-name="gr16" draw:text-style-name="P2" draw:layer="layout" svg:x1="11.863cm" svg:y1="15.466cm" svg:x2="11.849cm" svg:y2="15.171cm">
          <text:p/>
        </draw:line>
        <draw:g>
          <draw:line draw:style-name="gr7" draw:text-style-name="P2" draw:layer="layout" svg:x1="18.77cm" svg:y1="5.231cm" svg:x2="17.934cm" svg:y2="5.231cm">
            <text:p/>
          </draw:line>
          <draw:line draw:style-name="gr7" draw:text-style-name="P2" draw:layer="layout" svg:x1="17.934cm" svg:y1="5.828cm" svg:x2="17.934cm" svg:y2="5.231cm">
            <text:p/>
          </draw:line>
          <draw:line draw:style-name="gr7" draw:text-style-name="P2" draw:layer="layout" svg:x1="17.098cm" svg:y1="5.829cm" svg:x2="17.934cm" svg:y2="5.829cm">
            <text:p/>
          </draw:line>
          <draw:line draw:style-name="gr7" draw:text-style-name="P2" draw:layer="layout" svg:x1="18.757cm" svg:y1="5.829cm" svg:x2="18.757cm" svg:y2="5.232cm">
            <text:p/>
          </draw:line>
        </draw:g>
        <draw:line draw:style-name="gr16" draw:text-style-name="P2" draw:layer="layout" svg:x1="16.287cm" svg:y1="5.69cm" svg:x2="16.287cm" svg:y2="5.514cm">
          <text:p/>
        </draw:line>
        <draw:line draw:style-name="gr11" draw:text-style-name="P2" draw:layer="layout" svg:x1="17.411cm" svg:y1="14.483cm" svg:x2="16.814cm" svg:y2="14.483cm">
          <text:p/>
        </draw:line>
        <draw:frame draw:style-name="gr30" draw:text-style-name="P4" draw:layer="layout" svg:width="10.687cm" svg:height="1.661cm" svg:x="2.886cm" svg:y="21.564cm">
          <draw:text-box>
            <text:p><text:span text:style-name="T3">CoRDIA 2021 / SEQ timing(without RE!)</text:span></text:p>
            <text:p><text:span text:style-name="T3">Lamine Hafiane / Created on 04.11.21 / updated on : 12.05.22</text:span></text:p>
          </draw:text-box>
        </draw:frame>
        <draw:line draw:style-name="gr2" draw:text-style-name="P2" draw:layer="layout" svg:x1="0.944cm" svg:y1="4.468cm" svg:x2="20.608cm" svg:y2="4.468cm">
          <text:p/>
        </draw:line>
        <draw:g>
          <draw:line draw:style-name="gr7" draw:text-style-name="P2" draw:layer="layout" svg:x1="3.791cm" svg:y1="3.744cm" svg:x2="2.955cm" svg:y2="3.744cm">
            <text:p/>
          </draw:line>
          <draw:line draw:style-name="gr7" draw:text-style-name="P2" draw:layer="layout" svg:x1="2.955cm" svg:y1="4.341cm" svg:x2="2.955cm" svg:y2="3.744cm">
            <text:p/>
          </draw:line>
          <draw:line draw:style-name="gr7" draw:text-style-name="P2" draw:layer="layout" svg:x1="2.119cm" svg:y1="4.341cm" svg:x2="2.955cm" svg:y2="4.341cm">
            <text:p/>
          </draw:line>
          <draw:line draw:style-name="gr7" draw:text-style-name="P2" draw:layer="layout" svg:x1="3.778cm" svg:y1="4.341cm" svg:x2="3.778cm" svg:y2="3.744cm">
            <text:p/>
          </draw:line>
        </draw:g>
        <draw:g>
          <draw:line draw:style-name="gr7" draw:text-style-name="P2" draw:layer="layout" svg:x1="5.484cm" svg:y1="3.744cm" svg:x2="4.648cm" svg:y2="3.744cm">
            <text:p/>
          </draw:line>
          <draw:line draw:style-name="gr7" draw:text-style-name="P2" draw:layer="layout" svg:x1="4.648cm" svg:y1="4.341cm" svg:x2="4.648cm" svg:y2="3.744cm">
            <text:p/>
          </draw:line>
          <draw:line draw:style-name="gr7" draw:text-style-name="P2" draw:layer="layout" svg:x1="3.812cm" svg:y1="4.341cm" svg:x2="4.648cm" svg:y2="4.341cm">
            <text:p/>
          </draw:line>
          <draw:line draw:style-name="gr7" draw:text-style-name="P2" draw:layer="layout" svg:x1="5.471cm" svg:y1="4.341cm" svg:x2="5.471cm" svg:y2="3.744cm">
            <text:p/>
          </draw:line>
        </draw:g>
        <draw:g>
          <draw:line draw:style-name="gr9" draw:text-style-name="P2" draw:layer="layout" svg:x1="7.177cm" svg:y1="3.744cm" svg:x2="6.341cm" svg:y2="3.744cm">
            <text:p/>
          </draw:line>
          <draw:line draw:style-name="gr9" draw:text-style-name="P2" draw:layer="layout" svg:x1="6.341cm" svg:y1="4.341cm" svg:x2="6.341cm" svg:y2="3.744cm">
            <text:p/>
          </draw:line>
          <draw:line draw:style-name="gr9" draw:text-style-name="P2" draw:layer="layout" svg:x1="5.505cm" svg:y1="4.341cm" svg:x2="6.341cm" svg:y2="4.341cm">
            <text:p/>
          </draw:line>
          <draw:line draw:style-name="gr9" draw:text-style-name="P2" draw:layer="layout" svg:x1="7.164cm" svg:y1="4.341cm" svg:x2="7.164cm" svg:y2="3.744cm">
            <text:p/>
          </draw:line>
        </draw:g>
        <draw:frame draw:style-name="gr1" draw:text-style-name="P1" draw:layer="layout" svg:width="1.662cm" svg:height="0.522cm" svg:x="0.962cm" svg:y="3.864cm">
          <draw:text-box>
            <text:p><text:span text:style-name="T1">C</text:span><text:span text:style-name="T1">L</text:span><text:span text:style-name="T1">K</text:span><text:span text:style-name="T1">_</text:span><text:span text:style-name="T1">DI</text:span><text:span text:style-name="T1">V</text:span><text:span text:style-name="T1">2</text:span></text:p>
          </draw:text-box>
        </draw:frame>
        <draw:line draw:style-name="gr16" draw:text-style-name="P2" draw:layer="layout" svg:x1="2.916cm" svg:y1="4.162cm" svg:x2="2.916cm" svg:y2="4.043cm">
          <text:p/>
        </draw:line>
        <draw:line draw:style-name="gr16" draw:text-style-name="P2" draw:layer="layout" svg:x1="4.609cm" svg:y1="4.121cm" svg:x2="4.609cm" svg:y2="4.002cm">
          <text:p/>
        </draw:line>
        <draw:g>
          <draw:line draw:style-name="gr11" draw:text-style-name="P2" draw:layer="layout" svg:x1="8.776cm" svg:y1="3.744cm" svg:x2="7.94cm" svg:y2="3.744cm">
            <text:p/>
          </draw:line>
          <draw:line draw:style-name="gr11" draw:text-style-name="P2" draw:layer="layout" svg:x1="7.94cm" svg:y1="4.341cm" svg:x2="7.94cm" svg:y2="3.744cm">
            <text:p/>
          </draw:line>
          <draw:line draw:style-name="gr11" draw:text-style-name="P2" draw:layer="layout" svg:x1="7.104cm" svg:y1="4.341cm" svg:x2="7.94cm" svg:y2="4.341cm">
            <text:p/>
          </draw:line>
          <draw:line draw:style-name="gr11" draw:text-style-name="P2" draw:layer="layout" svg:x1="8.763cm" svg:y1="4.341cm" svg:x2="8.763cm" svg:y2="3.744cm">
            <text:p/>
          </draw:line>
        </draw:g>
        <draw:g>
          <draw:line draw:style-name="gr9" draw:text-style-name="P2" draw:layer="layout" svg:x1="10.469cm" svg:y1="3.744cm" svg:x2="9.633cm" svg:y2="3.744cm">
            <text:p/>
          </draw:line>
          <draw:line draw:style-name="gr9" draw:text-style-name="P2" draw:layer="layout" svg:x1="9.633cm" svg:y1="4.341cm" svg:x2="9.633cm" svg:y2="3.744cm">
            <text:p/>
          </draw:line>
          <draw:line draw:style-name="gr9" draw:text-style-name="P2" draw:layer="layout" svg:x1="8.797cm" svg:y1="4.341cm" svg:x2="9.633cm" svg:y2="4.341cm">
            <text:p/>
          </draw:line>
          <draw:line draw:style-name="gr9" draw:text-style-name="P2" draw:layer="layout" svg:x1="10.456cm" svg:y1="4.341cm" svg:x2="10.456cm" svg:y2="3.744cm">
            <text:p/>
          </draw:line>
        </draw:g>
        <draw:g>
          <draw:line draw:style-name="gr11" draw:text-style-name="P2" draw:layer="layout" svg:x1="12.068cm" svg:y1="3.744cm" svg:x2="11.232cm" svg:y2="3.744cm">
            <text:p/>
          </draw:line>
          <draw:line draw:style-name="gr11" draw:text-style-name="P2" draw:layer="layout" svg:x1="11.232cm" svg:y1="4.341cm" svg:x2="11.232cm" svg:y2="3.744cm">
            <text:p/>
          </draw:line>
          <draw:line draw:style-name="gr11" draw:text-style-name="P2" draw:layer="layout" svg:x1="10.396cm" svg:y1="4.341cm" svg:x2="11.232cm" svg:y2="4.341cm">
            <text:p/>
          </draw:line>
          <draw:line draw:style-name="gr11" draw:text-style-name="P2" draw:layer="layout" svg:x1="12.055cm" svg:y1="4.341cm" svg:x2="12.055cm" svg:y2="3.744cm">
            <text:p/>
          </draw:line>
        </draw:g>
        <draw:line draw:style-name="gr7" draw:text-style-name="P2" draw:layer="layout" svg:x1="18.839cm" svg:y1="3.744cm" svg:x2="18.003cm" svg:y2="3.744cm">
          <text:p/>
        </draw:line>
        <draw:line draw:style-name="gr7" draw:text-style-name="P2" draw:layer="layout" svg:x1="18.003cm" svg:y1="4.341cm" svg:x2="18.003cm" svg:y2="3.744cm">
          <text:p/>
        </draw:line>
        <draw:line draw:style-name="gr7" draw:text-style-name="P2" draw:layer="layout" svg:x1="17.167cm" svg:y1="4.341cm" svg:x2="18.003cm" svg:y2="4.341cm">
          <text:p/>
        </draw:line>
        <draw:line draw:style-name="gr16" draw:text-style-name="P2" draw:layer="layout" svg:x1="18.058cm" svg:y1="4.081cm" svg:x2="18.058cm" svg:y2="3.962cm">
          <text:p/>
        </draw:line>
        <draw:g>
          <draw:line draw:style-name="gr7" draw:text-style-name="P2" draw:layer="layout" svg:x1="17.188cm" svg:y1="3.762cm" svg:x2="16.352cm" svg:y2="3.762cm">
            <text:p/>
          </draw:line>
          <draw:line draw:style-name="gr7" draw:text-style-name="P2" draw:layer="layout" svg:x1="16.352cm" svg:y1="4.359cm" svg:x2="16.352cm" svg:y2="3.762cm">
            <text:p/>
          </draw:line>
          <draw:line draw:style-name="gr7" draw:text-style-name="P2" draw:layer="layout" svg:x1="15.516cm" svg:y1="4.36cm" svg:x2="16.352cm" svg:y2="4.36cm">
            <text:p/>
          </draw:line>
          <draw:line draw:style-name="gr7" draw:text-style-name="P2" draw:layer="layout" svg:x1="17.175cm" svg:y1="4.36cm" svg:x2="17.175cm" svg:y2="3.763cm">
            <text:p/>
          </draw:line>
        </draw:g>
        <draw:g>
          <draw:line draw:style-name="gr7" draw:text-style-name="P2" draw:layer="layout" svg:x1="5.484cm" svg:y1="3.744cm" svg:x2="4.648cm" svg:y2="3.744cm">
            <text:p/>
          </draw:line>
          <draw:line draw:style-name="gr7" draw:text-style-name="P2" draw:layer="layout" svg:x1="4.648cm" svg:y1="4.341cm" svg:x2="4.648cm" svg:y2="3.744cm">
            <text:p/>
          </draw:line>
          <draw:line draw:style-name="gr7" draw:text-style-name="P2" draw:layer="layout" svg:x1="3.812cm" svg:y1="4.341cm" svg:x2="4.648cm" svg:y2="4.341cm">
            <text:p/>
          </draw:line>
          <draw:line draw:style-name="gr7" draw:text-style-name="P2" draw:layer="layout" svg:x1="5.471cm" svg:y1="4.341cm" svg:x2="5.471cm" svg:y2="3.744cm">
            <text:p/>
          </draw:line>
        </draw:g>
        <draw:line draw:style-name="gr2" draw:text-style-name="P2" draw:layer="layout" svg:x1="0.944cm" svg:y1="7.064cm" svg:x2="20.608cm" svg:y2="7.064cm">
          <text:p/>
        </draw:line>
        <draw:line draw:style-name="gr2" draw:text-style-name="P2" draw:layer="layout" svg:x1="1.147cm" svg:y1="9.322cm" svg:x2="20.811cm" svg:y2="9.322cm">
          <text:p/>
        </draw:line>
        <draw:frame draw:style-name="gr31" draw:text-style-name="P1" draw:layer="layout" svg:width="1.323cm" svg:height="0.522cm" svg:x="0.868cm" svg:y="8.794cm">
          <draw:text-box>
            <text:p><text:span text:style-name="T1">RX_EN</text:span></text:p>
          </draw:text-box>
        </draw:frame>
        <draw:line draw:style-name="gr7" draw:text-style-name="P2" draw:layer="layout" svg:x1="17.764cm" svg:y1="7.604cm" svg:x2="3.64cm" svg:y2="7.605cm">
          <text:p/>
        </draw:line>
        <draw:line draw:style-name="gr16" draw:text-style-name="P2" draw:layer="layout" svg:x1="17.212cm" svg:y1="2.858cm" svg:x2="17.212cm" svg:y2="2.739cm">
          <text:p/>
        </draw:line>
        <draw:line draw:style-name="gr7" draw:text-style-name="P2" draw:layer="layout" svg:x1="17.705cm" svg:y1="7.658cm" svg:x2="17.705cm" svg:y2="8.255cm">
          <text:p/>
        </draw:line>
        <draw:line draw:style-name="gr9" draw:text-style-name="P2" draw:layer="layout" svg:x1="17.681cm" svg:y1="8.228cm" svg:x2="18.562cm" svg:y2="8.228cm">
          <text:p/>
        </draw:line>
        <draw:g>
          <draw:line draw:style-name="gr11" draw:text-style-name="P2" draw:layer="layout" svg:x1="13.855cm" svg:y1="3.744cm" svg:x2="13.019cm" svg:y2="3.744cm">
            <text:p/>
          </draw:line>
          <draw:line draw:style-name="gr11" draw:text-style-name="P2" draw:layer="layout" svg:x1="13.019cm" svg:y1="4.341cm" svg:x2="13.019cm" svg:y2="3.744cm">
            <text:p/>
          </draw:line>
          <draw:line draw:style-name="gr11" draw:text-style-name="P2" draw:layer="layout" svg:x1="12.183cm" svg:y1="4.341cm" svg:x2="13.019cm" svg:y2="4.341cm">
            <text:p/>
          </draw:line>
          <draw:line draw:style-name="gr11" draw:text-style-name="P2" draw:layer="layout" svg:x1="13.842cm" svg:y1="4.341cm" svg:x2="13.842cm" svg:y2="3.744cm">
            <text:p/>
          </draw:line>
        </draw:g>
        <draw:g>
          <draw:line draw:style-name="gr9" draw:text-style-name="P2" draw:layer="layout" svg:x1="17.129cm" svg:y1="5.248cm" svg:x2="16.293cm" svg:y2="5.248cm">
            <text:p/>
          </draw:line>
          <draw:line draw:style-name="gr9" draw:text-style-name="P2" draw:layer="layout" svg:x1="16.293cm" svg:y1="5.845cm" svg:x2="16.293cm" svg:y2="5.248cm">
            <text:p/>
          </draw:line>
          <draw:line draw:style-name="gr9" draw:text-style-name="P2" draw:layer="layout" svg:x1="15.457cm" svg:y1="5.846cm" svg:x2="16.293cm" svg:y2="5.846cm">
            <text:p/>
          </draw:line>
          <draw:line draw:style-name="gr9" draw:text-style-name="P2" draw:layer="layout" svg:x1="17.116cm" svg:y1="5.846cm" svg:x2="17.116cm" svg:y2="5.249cm">
            <text:p/>
          </draw:line>
        </draw:g>
        <draw:g>
          <draw:line draw:style-name="gr11" draw:text-style-name="P2" draw:layer="layout" svg:x1="15.548cm" svg:y1="3.744cm" svg:x2="14.712cm" svg:y2="3.744cm">
            <text:p/>
          </draw:line>
          <draw:line draw:style-name="gr11" draw:text-style-name="P2" draw:layer="layout" svg:x1="14.712cm" svg:y1="4.341cm" svg:x2="14.712cm" svg:y2="3.744cm">
            <text:p/>
          </draw:line>
          <draw:line draw:style-name="gr11" draw:text-style-name="P2" draw:layer="layout" svg:x1="13.876cm" svg:y1="4.341cm" svg:x2="14.712cm" svg:y2="4.341cm">
            <text:p/>
          </draw:line>
          <draw:line draw:style-name="gr11" draw:text-style-name="P2" draw:layer="layout" svg:x1="15.535cm" svg:y1="4.341cm" svg:x2="15.535cm" svg:y2="3.744cm">
            <text:p/>
          </draw:line>
        </draw:g>
        <draw:line draw:style-name="gr16" draw:text-style-name="P2" draw:layer="layout" svg:x1="17.98cm" svg:y1="5.715cm" svg:x2="17.98cm" svg:y2="5.539cm">
          <text:p/>
        </draw:line>
        <draw:line draw:style-name="gr7" draw:text-style-name="P2" draw:layer="layout" svg:x1="20.369cm" svg:y1="5.231cm" svg:x2="19.533cm" svg:y2="5.231cm">
          <text:p/>
        </draw:line>
        <draw:line draw:style-name="gr7" draw:text-style-name="P2" draw:layer="layout" svg:x1="19.533cm" svg:y1="5.828cm" svg:x2="19.533cm" svg:y2="5.231cm">
          <text:p/>
        </draw:line>
        <draw:line draw:style-name="gr7" draw:text-style-name="P2" draw:layer="layout" svg:x1="18.697cm" svg:y1="5.829cm" svg:x2="19.533cm" svg:y2="5.829cm">
          <text:p/>
        </draw:line>
        <draw:line draw:style-name="gr16" draw:text-style-name="P2" draw:layer="layout" svg:x1="19.579cm" svg:y1="5.715cm" svg:x2="19.579cm" svg:y2="5.539cm">
          <text:p/>
        </draw:line>
        <draw:line draw:style-name="gr32" draw:text-style-name="P2" draw:layer="layout" svg:x1="5.483cm" svg:y1="3.523cm" svg:x2="5.483cm" svg:y2="11.526cm">
          <text:p/>
        </draw:line>
        <draw:frame draw:style-name="gr33" draw:text-style-name="P8" draw:layer="layout" svg:width="1.893cm" svg:height="0.477cm" svg:x="2.905cm" svg:y="17.541cm">
          <draw:text-box>
            <text:p><text:span text:style-name="T6">SEQ_ DELAY</text:span></text:p>
          </draw:text-box>
        </draw:frame>
        <draw:line draw:style-name="gr34" draw:text-style-name="P2" draw:layer="layout" svg:x1="3.013cm" svg:y1="17.51cm" svg:x2="3.572cm" svg:y2="17.51cm">
          <text:p/>
        </draw:line>
        <draw:line draw:style-name="gr35" draw:text-style-name="P2" draw:layer="layout" svg:x1="3.593cm" svg:y1="2.397cm" svg:x2="3.54cm" svg:y2="17.637cm">
          <text:p/>
        </draw:line>
        <draw:line draw:style-name="gr2" draw:text-style-name="P2" draw:layer="layout" svg:x1="1.148cm" svg:y1="10.814cm" svg:x2="20.812cm" svg:y2="10.814cm">
          <text:p/>
        </draw:line>
        <draw:frame draw:style-name="gr36" draw:text-style-name="P1" draw:layer="layout" svg:width="2.145cm" svg:height="0.522cm" svg:x="0.894cm" svg:y="10.311cm">
          <draw:text-box>
            <text:p><text:span text:style-name="T1">RX_EN_SYNC</text:span></text:p>
          </draw:text-box>
        </draw:frame>
        <draw:line draw:style-name="gr37" draw:text-style-name="P2" draw:layer="layout" svg:x1="2.329cm" svg:y1="10.714cm" svg:x2="5.511cm" svg:y2="10.72cm">
          <text:p/>
        </draw:line>
        <draw:line draw:style-name="gr37" draw:text-style-name="P2" draw:layer="layout" svg:x1="5.516cm" svg:y1="10.75cm" svg:x2="5.516cm" svg:y2="10.031cm">
          <text:p/>
        </draw:line>
        <draw:line draw:style-name="gr37" draw:text-style-name="P2" draw:layer="layout" svg:x1="18.78cm" svg:y1="10.017cm" svg:x2="5.483cm" svg:y2="10.039cm">
          <text:p/>
        </draw:line>
        <draw:line draw:style-name="gr37" draw:text-style-name="P2" draw:layer="layout" svg:x1="18.768cm" svg:y1="10.066cm" svg:x2="18.768cm" svg:y2="10.663cm">
          <text:p/>
        </draw:line>
        <draw:line draw:style-name="gr38" draw:text-style-name="P2" draw:layer="layout" svg:x1="18.78cm" svg:y1="10.652cm" svg:x2="19.644cm" svg:y2="10.652cm">
          <text:p/>
        </draw:line>
        <draw:line draw:style-name="gr7" draw:text-style-name="P2" draw:layer="layout" svg:x1="4.349cm" svg:y1="11.976cm" svg:x2="4.349cm" svg:y2="11.379cm">
          <text:p/>
        </draw:line>
        <draw:line draw:style-name="gr11" draw:text-style-name="P2" draw:layer="layout" svg:x1="4.302cm" svg:y1="11.401cm" svg:x2="1.399cm" svg:y2="11.401cm">
          <text:p/>
        </draw:line>
        <draw:line draw:style-name="gr11" draw:text-style-name="P2" draw:layer="layout" svg:x1="0.746cm" svg:y1="8.239cm" svg:x2="3.605cm" svg:y2="8.212cm">
          <text:p/>
        </draw:line>
        <draw:line draw:style-name="gr7" draw:text-style-name="P2" draw:layer="layout" svg:x1="3.605cm" svg:y1="7.659cm" svg:x2="3.605cm" svg:y2="8.256cm">
          <text:p/>
        </draw:line>
        <draw:line draw:style-name="gr11" draw:text-style-name="P2" draw:layer="layout" svg:x1="4.683cm" svg:y1="15.656cm" svg:x2="2.061cm" svg:y2="15.656cm">
          <text:p/>
        </draw:line>
        <draw:line draw:style-name="gr16" draw:text-style-name="P2" draw:layer="layout" svg:x1="14.656cm" svg:y1="5.696cm" svg:x2="14.656cm" svg:y2="5.52cm">
          <text:p/>
        </draw:line>
        <draw:frame draw:style-name="gr33" draw:text-style-name="P8" draw:layer="layout" svg:width="1.893cm" svg:height="0.477cm" svg:x="9.013cm" svg:y="17.668cm">
          <draw:text-box>
            <text:p><text:span text:style-name="T6">ADC_ DELAY</text:span></text:p>
          </draw:text-box>
        </draw:frame>
        <draw:line draw:style-name="gr34" draw:text-style-name="P2" draw:layer="layout" svg:x1="9.346cm" svg:y1="17.51cm" svg:x2="10.525cm" svg:y2="17.51cm">
          <text:p/>
        </draw:line>
        <draw:g>
          <draw:line draw:style-name="gr7" draw:text-style-name="P2" draw:layer="layout" svg:x1="18.851cm" svg:y1="2.46cm" svg:x2="19.277cm" svg:y2="2.46cm">
            <text:p/>
          </draw:line>
          <draw:line draw:style-name="gr7" draw:text-style-name="P2" draw:layer="layout" svg:x1="19.277cm" svg:y1="3.057cm" svg:x2="19.277cm" svg:y2="2.46cm">
            <text:p/>
          </draw:line>
          <draw:line draw:style-name="gr7" draw:text-style-name="P2" draw:layer="layout" svg:x1="19.703cm" svg:y1="3.057cm" svg:x2="19.277cm" svg:y2="3.057cm">
            <text:p/>
          </draw:line>
          <draw:line draw:style-name="gr7" draw:text-style-name="P2" draw:layer="layout" svg:x1="18.857cm" svg:y1="3.058cm" svg:x2="18.857cm" svg:y2="2.461cm">
            <text:p/>
          </draw:line>
        </draw:g>
        <draw:g>
          <draw:line draw:style-name="gr7" draw:text-style-name="P2" draw:layer="layout" svg:x1="19.69cm" svg:y1="2.46cm" svg:x2="20.116cm" svg:y2="2.46cm">
            <text:p/>
          </draw:line>
          <draw:line draw:style-name="gr7" draw:text-style-name="P2" draw:layer="layout" svg:x1="20.116cm" svg:y1="3.057cm" svg:x2="20.116cm" svg:y2="2.46cm">
            <text:p/>
          </draw:line>
          <draw:line draw:style-name="gr7" draw:text-style-name="P2" draw:layer="layout" svg:x1="20.542cm" svg:y1="3.057cm" svg:x2="20.116cm" svg:y2="3.057cm">
            <text:p/>
          </draw:line>
          <draw:line draw:style-name="gr7" draw:text-style-name="P2" draw:layer="layout" svg:x1="19.696cm" svg:y1="3.058cm" svg:x2="19.696cm" svg:y2="2.461cm">
            <text:p/>
          </draw:line>
        </draw:g>
        <draw:line draw:style-name="gr16" draw:text-style-name="P2" draw:layer="layout" svg:x1="19.698cm" svg:y1="2.804cm" svg:x2="19.698cm" svg:y2="2.685cm">
          <text:p/>
        </draw:line>
        <draw:line draw:style-name="gr16" draw:text-style-name="P2" draw:layer="layout" svg:x1="18.852cm" svg:y1="2.858cm" svg:x2="18.852cm" svg:y2="2.739cm">
          <text:p/>
        </draw:line>
        <draw:line draw:style-name="gr39" draw:text-style-name="P2" draw:layer="layout" svg:x1="18.786cm" svg:y1="1.63cm" svg:x2="18.78cm" svg:y2="10.144cm">
          <text:p/>
        </draw:line>
        <draw:line draw:style-name="gr11" draw:text-style-name="P2" draw:layer="layout" svg:x1="3.396cm" svg:y1="6.334cm" svg:x2="1.381cm" svg:y2="6.3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02T15:02:47.696615921</meta:creation-date>
    <dc:date>2022-05-15T12:41:43.664503742</dc:date>
    <meta:editing-duration>P3DT20H42M29S</meta:editing-duration>
    <meta:editing-cycles>130</meta:editing-cycles>
    <meta:generator>LibreOffice/5.3.6.1$Linux_X86_64 LibreOffice_project/30$Build-1</meta:generator>
    <meta:print-date>2021-11-02T16:36:44.001765942</meta:print-date>
    <meta:document-statistic meta:object-count="371"/>
  </office:meta>
</office:document-meta>
</file>